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e1c95" officeooo:paragraph-rsid="001e1c95" style:font-size-asian="10.5pt" style:font-weight-asian="normal" style:font-size-complex="12pt" style:font-weight-complex="normal"/>
    </style:style>
    <style:style style:name="P2" style:family="paragraph" style:parent-style-name="Heading_20_1">
      <style:text-properties officeooo:paragraph-rsid="001e44fa"/>
    </style:style>
    <style:style style:name="P3" style:family="paragraph" style:parent-style-name="Standard">
      <style:text-properties fo:font-size="12pt" fo:font-weight="bold" officeooo:rsid="001e1c95" officeooo:paragraph-rsid="001d2994" style:font-size-asian="10.5pt" style:font-weight-asian="bold" style:font-size-complex="12pt" style:font-weight-complex="bold"/>
    </style:style>
    <style:style style:name="P4" style:family="paragraph" style:parent-style-name="Standard">
      <style:text-properties fo:font-size="12pt" fo:font-weight="normal" officeooo:rsid="001e44fa" officeooo:paragraph-rsid="001e44fa" style:font-size-asian="10.5pt" style:font-weight-asian="normal" style:font-size-complex="12pt" style:font-weight-complex="normal"/>
    </style:style>
    <style:style style:name="P5" style:family="paragraph" style:parent-style-name="Text_20_body">
      <style:paragraph-properties fo:margin-top="0cm" fo:margin-bottom="0cm" style:contextual-spacing="false"/>
      <style:text-properties fo:font-size="12pt" fo:font-weight="normal" officeooo:rsid="001e44fa" officeooo:paragraph-rsid="001e44f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tutorial samenvatting</text:h>
      <text:p text:style-name="P4">6 april 2023</text:p>
      <text:p text:style-name="P3"/>
      <text:p text:style-name="P1">De eerste keer was gericht op mij omdat ik nog nooit gewerkt had met PHP. De groep was klein dus dit was geen probleem. We hebben PHP geinstalleerd en de basics besproken. Ik kon veel vragen stellen en heb veel geleerd. De normale setup van deze tutorial is dat de aanwezigen van tevoren vragen opsturen naar degene die de tutorial leidt en deze worden dan behandeld. Het was een andere ervaring om buiten de klassikale wijze een nieuw onderwerp te leren. De gehele ervaring was positief en ik zou het zeker nog een keer doen.</text:p>
      <text:p text:style-name="P1"/>
      <text:h text:style-name="P2" text:outline-level="1">Decision Making with Algorithms</text:h>
      <text:p text:style-name="P5">16 mei 2023</text:p>
      <text:p text:style-name="P5"/>
      <text:p text:style-name="P5">Een studium generale lezing van de RUG over het maken van beslissingen met behulp van algoritmen. Ik had verwacht dat het zou gaan over machine learning, maar het ging meer over de sociale impact van het gebruik van modellen om beslissingen te maken. Het punt van focus was modellen gebruiken bij het beslissen om iemand wel of niet aan te nemen of een huidige werknemer wel of niet een promotie te geven. Veel voorbeelden met waarom experts vaak slechter scoren dan de modellen, zonder dit echt statistisch toe te lichten. </text:p>
      <text:p text:style-name="P5">Het was niet verkeerd, maar ik had verwacht dat er iets meer diepgang zou zijn. Ik denk dat dit soort lezingen ideaal zijn als je nog niet veel over het onderwerp weet. Als ik dit ooit weer zou doen, kies ik een onderwerp dat mij aanspreekt maar waar ik nog niet veel over wee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1:09:16.530528587</meta:creation-date>
    <dc:date>2023-06-05T13:02:42.608763141</dc:date>
    <meta:editing-duration>PT12M25S</meta:editing-duration>
    <meta:editing-cycles>3</meta:editing-cycles>
    <meta:generator>LibreOffice/7.0.4.2$Linux_X86_64 LibreOffice_project/00$Build-2</meta:generator>
    <meta:document-statistic meta:table-count="0" meta:image-count="0" meta:object-count="0" meta:page-count="1" meta:paragraph-count="7" meta:word-count="252" meta:character-count="1408" meta:non-whitespace-character-count="1161"/>
  </office:meta>
</office:document-meta>
</file>